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c4c04"/>
    </style:style>
    <style:style style:name="P3" style:family="paragraph" style:parent-style-name="Standard">
      <style:paragraph-properties fo:text-align="start" style:justify-single-word="false"/>
      <style:text-properties officeooo:rsid="0012851e" officeooo:paragraph-rsid="001c4c04"/>
    </style:style>
    <style:style style:name="P4" style:family="paragraph" style:parent-style-name="Standard">
      <style:paragraph-properties fo:text-align="start" style:justify-single-word="false"/>
      <style:text-properties officeooo:paragraph-rsid="001c4c04"/>
    </style:style>
    <style:style style:name="P5" style:family="paragraph" style:parent-style-name="Standard">
      <style:paragraph-properties fo:text-align="start" style:justify-single-word="false"/>
      <style:text-properties officeooo:paragraph-rsid="002b340f"/>
    </style:style>
    <style:style style:name="P6" style:family="paragraph" style:parent-style-name="Standard">
      <style:paragraph-properties fo:text-align="start" style:justify-single-word="false"/>
      <style:text-properties officeooo:rsid="001ea12d" officeooo:paragraph-rsid="001ea12d"/>
    </style:style>
    <style:style style:name="P7" style:family="paragraph" style:parent-style-name="Standard">
      <style:paragraph-properties fo:text-align="start" style:justify-single-word="false"/>
      <style:text-properties officeooo:rsid="001f3f2d" officeooo:paragraph-rsid="001f3f2d"/>
    </style:style>
    <style:style style:name="P8" style:family="paragraph" style:parent-style-name="Standard">
      <style:paragraph-properties fo:text-align="start" style:justify-single-word="false"/>
      <style:text-properties officeooo:rsid="00202714" officeooo:paragraph-rsid="00202714"/>
    </style:style>
    <style:style style:name="P9" style:family="paragraph" style:parent-style-name="Standard">
      <style:paragraph-properties fo:text-align="start" style:justify-single-word="false"/>
      <style:text-properties officeooo:rsid="00202714" officeooo:paragraph-rsid="0022c244"/>
    </style:style>
    <style:style style:name="P10" style:family="paragraph" style:parent-style-name="Standard">
      <style:paragraph-properties fo:text-align="start" style:justify-single-word="false"/>
      <style:text-properties officeooo:rsid="00202714" officeooo:paragraph-rsid="0024372a"/>
    </style:style>
    <style:style style:name="P11" style:family="paragraph" style:parent-style-name="Standard">
      <style:paragraph-properties fo:text-align="start" style:justify-single-word="false"/>
      <style:text-properties officeooo:rsid="00202714" officeooo:paragraph-rsid="0026b2c8"/>
    </style:style>
    <style:style style:name="P12" style:family="paragraph" style:parent-style-name="Standard">
      <style:paragraph-properties fo:text-align="start" style:justify-single-word="false"/>
      <style:text-properties officeooo:rsid="00202714" officeooo:paragraph-rsid="0027aa57"/>
    </style:style>
    <style:style style:name="P13" style:family="paragraph" style:parent-style-name="Standard">
      <style:paragraph-properties fo:text-align="start" style:justify-single-word="false"/>
      <style:text-properties officeooo:rsid="00202714" officeooo:paragraph-rsid="002e3a9f"/>
    </style:style>
    <style:style style:name="P14" style:family="paragraph" style:parent-style-name="Standard">
      <style:paragraph-properties fo:text-align="start" style:justify-single-word="false"/>
      <style:text-properties officeooo:rsid="00202714" officeooo:paragraph-rsid="002ed8ea"/>
    </style:style>
    <style:style style:name="P15" style:family="paragraph" style:parent-style-name="Standard">
      <style:paragraph-properties fo:text-align="start" style:justify-single-word="false"/>
      <style:text-properties officeooo:rsid="00202714" officeooo:paragraph-rsid="002fdad5"/>
    </style:style>
    <style:style style:name="P16" style:family="paragraph" style:parent-style-name="Standard">
      <style:paragraph-properties fo:text-align="start" style:justify-single-word="false"/>
      <style:text-properties officeooo:rsid="00202714" officeooo:paragraph-rsid="00312a7f"/>
    </style:style>
    <style:style style:name="P17" style:family="paragraph" style:parent-style-name="Standard">
      <style:paragraph-properties fo:text-align="start" style:justify-single-word="false"/>
      <style:text-properties officeooo:rsid="00202714" officeooo:paragraph-rsid="00380e18"/>
    </style:style>
    <style:style style:name="P18" style:family="paragraph" style:parent-style-name="Standard">
      <style:paragraph-properties fo:text-align="start" style:justify-single-word="false"/>
      <style:text-properties officeooo:rsid="00202714" officeooo:paragraph-rsid="003a278a"/>
    </style:style>
    <style:style style:name="P19" style:family="paragraph" style:parent-style-name="Standard">
      <style:paragraph-properties fo:text-align="start" style:justify-single-word="false"/>
      <style:text-properties fo:font-style="italic" style:text-underline-style="solid" style:text-underline-width="auto" style:text-underline-color="font-color" officeooo:rsid="00202714" officeooo:paragraph-rsid="00202714" style:font-style-asian="italic" style:font-style-complex="italic"/>
    </style:style>
    <style:style style:name="P20" style:family="paragraph" style:parent-style-name="Standard">
      <style:paragraph-properties fo:text-align="start" style:justify-single-word="false"/>
      <style:text-properties officeooo:rsid="00246977" officeooo:paragraph-rsid="00246977"/>
    </style:style>
    <style:style style:name="P21" style:family="paragraph" style:parent-style-name="Standard">
      <style:paragraph-properties fo:text-align="start" style:justify-single-word="false"/>
      <style:text-properties officeooo:rsid="00246977" officeooo:paragraph-rsid="0025ad17"/>
    </style:style>
    <style:style style:name="P22" style:family="paragraph" style:parent-style-name="Standard">
      <style:paragraph-properties fo:text-align="start" style:justify-single-word="false"/>
      <style:text-properties officeooo:rsid="00246977" officeooo:paragraph-rsid="0027aa57"/>
    </style:style>
    <style:style style:name="P23" style:family="paragraph" style:parent-style-name="Standard">
      <style:paragraph-properties fo:text-align="start" style:justify-single-word="false"/>
      <style:text-properties officeooo:rsid="00246977" officeooo:paragraph-rsid="00281c3d"/>
    </style:style>
    <style:style style:name="P24" style:family="paragraph" style:parent-style-name="Standard">
      <style:paragraph-properties fo:text-align="start" style:justify-single-word="false"/>
      <style:text-properties officeooo:rsid="00246977" officeooo:paragraph-rsid="002962a8"/>
    </style:style>
    <style:style style:name="P25" style:family="paragraph" style:parent-style-name="Standard">
      <style:paragraph-properties fo:text-align="start" style:justify-single-word="false"/>
      <style:text-properties officeooo:rsid="00246977" officeooo:paragraph-rsid="002c522a"/>
    </style:style>
    <style:style style:name="P26" style:family="paragraph" style:parent-style-name="Standard">
      <style:paragraph-properties fo:text-align="start" style:justify-single-word="false"/>
      <style:text-properties officeooo:rsid="00246977" officeooo:paragraph-rsid="00312a7f"/>
    </style:style>
    <style:style style:name="P27" style:family="paragraph" style:parent-style-name="Standard">
      <style:paragraph-properties fo:text-align="start" style:justify-single-word="false"/>
      <style:text-properties officeooo:rsid="00246977" officeooo:paragraph-rsid="00319c04"/>
    </style:style>
    <style:style style:name="P28" style:family="paragraph" style:parent-style-name="Standard">
      <style:paragraph-properties fo:text-align="start" style:justify-single-word="false"/>
      <style:text-properties officeooo:rsid="00246977" officeooo:paragraph-rsid="0033398c"/>
    </style:style>
    <style:style style:name="P29" style:family="paragraph" style:parent-style-name="Standard">
      <style:paragraph-properties fo:text-align="start" style:justify-single-word="false"/>
      <style:text-properties officeooo:rsid="00246977" officeooo:paragraph-rsid="0033f305"/>
    </style:style>
    <style:style style:name="P30" style:family="paragraph" style:parent-style-name="Standard">
      <style:paragraph-properties fo:text-align="start" style:justify-single-word="false"/>
      <style:text-properties officeooo:rsid="00246977" officeooo:paragraph-rsid="00351895"/>
    </style:style>
    <style:style style:name="P31" style:family="paragraph" style:parent-style-name="Standard">
      <style:paragraph-properties fo:text-align="start" style:justify-single-word="false"/>
      <style:text-properties officeooo:rsid="00246977" officeooo:paragraph-rsid="00380e18"/>
    </style:style>
    <style:style style:name="P32" style:family="paragraph" style:parent-style-name="Standard">
      <style:paragraph-properties fo:text-align="start" style:justify-single-word="false"/>
      <style:text-properties officeooo:rsid="00246977" officeooo:paragraph-rsid="003a278a"/>
    </style:style>
    <style:style style:name="P33" style:family="paragraph" style:parent-style-name="Standard">
      <style:paragraph-properties fo:text-align="start" style:justify-single-word="false"/>
      <style:text-properties officeooo:rsid="0025ad17" officeooo:paragraph-rsid="0025ad17"/>
    </style:style>
    <style:style style:name="P34" style:family="paragraph" style:parent-style-name="Standard">
      <style:paragraph-properties fo:text-align="start" style:justify-single-word="false"/>
      <style:text-properties officeooo:rsid="0027aa57" officeooo:paragraph-rsid="0025ad17"/>
    </style:style>
    <style:style style:name="P35" style:family="paragraph" style:parent-style-name="Standard">
      <style:paragraph-properties fo:text-align="start" style:justify-single-word="false"/>
      <style:text-properties officeooo:rsid="0027aa57" officeooo:paragraph-rsid="0027aa57"/>
    </style:style>
    <style:style style:name="P36" style:family="paragraph" style:parent-style-name="Standard">
      <style:paragraph-properties fo:text-align="start" style:justify-single-word="false"/>
      <style:text-properties officeooo:rsid="0027aa57" officeooo:paragraph-rsid="00281c3d"/>
    </style:style>
    <style:style style:name="P37" style:family="paragraph" style:parent-style-name="Standard">
      <style:paragraph-properties fo:text-align="start" style:justify-single-word="false"/>
      <style:text-properties officeooo:rsid="0027aa57" officeooo:paragraph-rsid="002962a8"/>
    </style:style>
    <style:style style:name="P38" style:family="paragraph" style:parent-style-name="Standard">
      <style:paragraph-properties fo:text-align="start" style:justify-single-word="false"/>
      <style:text-properties officeooo:rsid="0027aa57" officeooo:paragraph-rsid="00312a7f"/>
    </style:style>
    <style:style style:name="P39" style:family="paragraph" style:parent-style-name="Standard">
      <style:paragraph-properties fo:text-align="start" style:justify-single-word="false"/>
      <style:text-properties officeooo:rsid="0027aa57" officeooo:paragraph-rsid="00319c04"/>
    </style:style>
    <style:style style:name="P40" style:family="paragraph" style:parent-style-name="Standard">
      <style:paragraph-properties fo:text-align="start" style:justify-single-word="false"/>
      <style:text-properties officeooo:rsid="0027aa57" officeooo:paragraph-rsid="0033398c"/>
    </style:style>
    <style:style style:name="P41" style:family="paragraph" style:parent-style-name="Standard">
      <style:paragraph-properties fo:text-align="start" style:justify-single-word="false"/>
      <style:text-properties officeooo:rsid="0027aa57" officeooo:paragraph-rsid="0033f305"/>
    </style:style>
    <style:style style:name="P42" style:family="paragraph" style:parent-style-name="Standard">
      <style:paragraph-properties fo:text-align="start" style:justify-single-word="false"/>
      <style:text-properties officeooo:rsid="0027aa57" officeooo:paragraph-rsid="00351895"/>
    </style:style>
    <style:style style:name="P43" style:family="paragraph" style:parent-style-name="Standard">
      <style:paragraph-properties fo:text-align="start" style:justify-single-word="false"/>
      <style:text-properties officeooo:rsid="0027aa57" officeooo:paragraph-rsid="00380e18"/>
    </style:style>
    <style:style style:name="P44" style:family="paragraph" style:parent-style-name="Standard">
      <style:paragraph-properties fo:text-align="start" style:justify-single-word="false"/>
      <style:text-properties officeooo:rsid="0027aa57" officeooo:paragraph-rsid="003a278a"/>
    </style:style>
    <style:style style:name="P45" style:family="paragraph" style:parent-style-name="Standard">
      <style:paragraph-properties fo:text-align="start" style:justify-single-word="false"/>
      <style:text-properties officeooo:rsid="00281c3d" officeooo:paragraph-rsid="00281c3d"/>
    </style:style>
    <style:style style:name="P46" style:family="paragraph" style:parent-style-name="Standard">
      <style:paragraph-properties fo:text-align="start" style:justify-single-word="false"/>
      <style:text-properties officeooo:rsid="00281c3d" officeooo:paragraph-rsid="002962a8"/>
    </style:style>
    <style:style style:name="P47" style:family="paragraph" style:parent-style-name="Standard">
      <style:paragraph-properties fo:text-align="start" style:justify-single-word="false"/>
      <style:text-properties officeooo:rsid="002c522a" officeooo:paragraph-rsid="002e3a9f"/>
    </style:style>
    <style:style style:name="P48" style:family="paragraph" style:parent-style-name="Standard">
      <style:paragraph-properties fo:text-align="start" style:justify-single-word="false"/>
      <style:text-properties officeooo:rsid="00388ded" officeooo:paragraph-rsid="00388ded"/>
    </style:style>
    <style:style style:name="P49" style:family="paragraph" style:parent-style-name="Standard">
      <style:paragraph-properties fo:text-align="start" style:justify-single-word="false"/>
      <style:text-properties officeooo:rsid="00388ded" officeooo:paragraph-rsid="00388ded"/>
    </style:style>
    <style:style style:name="P50" style:family="paragraph" style:parent-style-name="Standard">
      <style:text-properties style:text-underline-style="solid" style:text-underline-width="auto" style:text-underline-color="font-color" fo:font-weight="bold" officeooo:rsid="003ed20d" officeooo:paragraph-rsid="003ed20d" style:font-weight-asian="bold" style:font-weight-complex="bold"/>
    </style:style>
    <style:style style:name="P51" style:family="paragraph" style:parent-style-name="Standard">
      <style:text-properties style:text-underline-style="solid" style:text-underline-width="auto" style:text-underline-color="font-color" fo:font-weight="bold" officeooo:paragraph-rsid="003ed20d" style:font-weight-asian="bold" style:font-weight-complex="bold"/>
    </style:style>
    <style:style style:name="P52" style:family="paragraph" style:parent-style-name="Standard">
      <style:paragraph-properties fo:text-align="start" style:justify-single-word="false"/>
      <style:text-properties officeooo:paragraph-rsid="001c4c04"/>
    </style:style>
    <style:style style:name="P53" style:family="paragraph" style:parent-style-name="Standard">
      <style:paragraph-properties fo:text-align="start" style:justify-single-word="false"/>
      <style:text-properties officeooo:paragraph-rsid="003ed20d"/>
    </style:style>
    <style:style style:name="P54" style:family="paragraph" style:parent-style-name="Standard">
      <style:text-properties officeooo:paragraph-rsid="003ed20d"/>
    </style:style>
    <style:style style:name="P55" style:family="paragraph" style:parent-style-name="Standard">
      <style:paragraph-properties fo:text-align="start" style:justify-single-word="false"/>
      <style:text-properties officeooo:rsid="00246977" officeooo:paragraph-rsid="00380e18"/>
    </style:style>
    <style:style style:name="P56" style:family="paragraph" style:parent-style-name="Standard">
      <style:paragraph-properties fo:text-align="start" style:justify-single-word="false"/>
      <style:text-properties officeooo:rsid="002c522a" officeooo:paragraph-rsid="002e3a9f"/>
    </style:style>
    <style:style style:name="P57" style:family="paragraph" style:parent-style-name="Standard">
      <style:text-properties officeooo:paragraph-rsid="00436095"/>
    </style:style>
    <style:style style:name="P58" style:family="paragraph" style:parent-style-name="Heading_20_4">
      <style:text-properties style:text-underline-style="none"/>
    </style:style>
    <style:style style:name="P59" style:family="paragraph" style:parent-style-name="Heading_20_4" style:master-page-name="Standard">
      <style:paragraph-properties style:page-number="auto"/>
    </style:style>
    <style:style style:name="P60" style:family="paragraph" style:parent-style-name="Subtitle" style:master-page-name="Standard">
      <style:paragraph-properties style:page-number="auto"/>
    </style:style>
    <style:style style:name="P6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ea12d"/>
    </style:style>
    <style:style style:name="T3" style:family="text">
      <style:text-properties officeooo:rsid="001f3f2d"/>
    </style:style>
    <style:style style:name="T4" style:family="text">
      <style:text-properties officeooo:rsid="0022c244"/>
    </style:style>
    <style:style style:name="T5" style:family="text">
      <style:text-properties officeooo:rsid="0024372a"/>
    </style:style>
    <style:style style:name="T6" style:family="text">
      <style:text-properties officeooo:rsid="0025ad17"/>
    </style:style>
    <style:style style:name="T7" style:family="text">
      <style:text-properties style:font-name="Liberation Serif1" officeooo:rsid="0025ad17"/>
    </style:style>
    <style:style style:name="T8" style:family="text">
      <style:text-properties officeooo:rsid="0026b2c8"/>
    </style:style>
    <style:style style:name="T9" style:family="text">
      <style:text-properties officeooo:rsid="0027aa57"/>
    </style:style>
    <style:style style:name="T10" style:family="text">
      <style:text-properties officeooo:rsid="00281c3d"/>
    </style:style>
    <style:style style:name="T11" style:family="text">
      <style:text-properties officeooo:rsid="002962a8"/>
    </style:style>
    <style:style style:name="T12" style:family="text">
      <style:text-properties officeooo:rsid="002b340f"/>
    </style:style>
    <style:style style:name="T13" style:family="text">
      <style:text-properties officeooo:rsid="002c522a"/>
    </style:style>
    <style:style style:name="T14" style:family="text">
      <style:text-properties officeooo:rsid="002e3a9f"/>
    </style:style>
    <style:style style:name="T15" style:family="text">
      <style:text-properties fo:font-style="italic" style:text-underline-style="solid" style:text-underline-width="auto" style:text-underline-color="font-color" officeooo:rsid="00202714" style:font-style-asian="italic" style:font-style-complex="italic"/>
    </style:style>
    <style:style style:name="T16" style:family="text">
      <style:text-properties officeooo:rsid="002ed8ea"/>
    </style:style>
    <style:style style:name="T17" style:family="text">
      <style:text-properties officeooo:rsid="00312a7f"/>
    </style:style>
    <style:style style:name="T18" style:family="text">
      <style:text-properties officeooo:rsid="00319c04"/>
    </style:style>
    <style:style style:name="T19" style:family="text">
      <style:text-properties officeooo:rsid="0033398c"/>
    </style:style>
    <style:style style:name="T20" style:family="text">
      <style:text-properties officeooo:rsid="0033f305"/>
    </style:style>
    <style:style style:name="T21" style:family="text">
      <style:text-properties officeooo:rsid="00351895"/>
    </style:style>
    <style:style style:name="T22" style:family="text">
      <style:text-properties officeooo:rsid="003522a0"/>
    </style:style>
    <style:style style:name="T23" style:family="text">
      <style:text-properties officeooo:rsid="00380e18"/>
    </style:style>
    <style:style style:name="T24" style:family="text">
      <style:text-properties officeooo:rsid="00388ded"/>
    </style:style>
    <style:style style:name="T25" style:family="text">
      <style:text-properties officeooo:rsid="003a278a"/>
    </style:style>
    <style:style style:name="T26" style:family="text">
      <style:text-properties officeooo:rsid="003b6c15"/>
    </style:style>
    <style:style style:name="T27" style:family="text">
      <style:text-properties officeooo:rsid="003cb718"/>
    </style:style>
    <style:style style:name="T28" style:family="text">
      <style:text-properties officeooo:rsid="003e8b3b"/>
    </style:style>
    <style:style style:name="T29" style:family="text">
      <style:text-properties fo:font-weight="bold" style:font-weight-asian="bold" style:font-weight-complex="bold"/>
    </style:style>
    <style:style style:name="T30" style:family="text">
      <style:text-properties officeooo:rsid="004191d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ocument de spécific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61"><text:a xlink:type="simple" xlink:href="#__RefHeading___Toc2541_698960457" text:style-name="Index_20_Link" text:visited-style-name="Index_20_Link">Résumé<text:tab/>2</text:a></text:p>
          <text:p text:style-name="P61"><text:a xlink:type="simple" xlink:href="#__RefHeading___Toc2543_698960457" text:style-name="Index_20_Link" text:visited-style-name="Index_20_Link">Introduction<text:tab/>2</text:a></text:p>
          <text:p text:style-name="P61"><text:a xlink:type="simple" xlink:href="#__RefHeading___Toc2545_698960457" text:style-name="Index_20_Link" text:visited-style-name="Index_20_Link">Description de message<text:tab/>2</text:a></text:p>
          <text:p text:style-name="P61"><text:a xlink:type="simple" xlink:href="#__RefHeading___Toc2547_698960457" text:style-name="Index_20_Link" text:visited-style-name="Index_20_Link">Exemples de message d’erreur<text:tab/>5</text:a></text:p>
          <text:p text:style-name="P61"><text:a xlink:type="simple" xlink:href="#__RefHeading___Toc2549_698960457" text:style-name="Index_20_Link" text:visited-style-name="Index_20_Link">Exemples d’échanges entre le serveur et les clients<text:tab/>5</text:a></text:p>
        </text:index-body>
      </text:table-of-content>
      <text:p text:style-name="P4"/>
      <text:h text:style-name="P59" text:outline-level="4"><text:bookmark-start text:name="__RefHeading___Toc2541_698960457"/>Résumé<text:bookmark-end text:name="__RefHeading___Toc2541_698960457"/></text:h>
      <text:p text:style-name="P50"/>
      <text:p text:style-name="P54">Ce document de spécification est un document qui explique le protocole du système de messagerie instantanée, centralisé sur un serveur. Il a <text:bookmark-start text:name="OLE_LINK1"/><text:bookmark-start text:name="OLE_LINK2"/>une description détaille de chaque message d’une représentation graphique de ce dernier<text:bookmark-end text:name="OLE_LINK1"/><text:bookmark-end text:name="OLE_LINK2"/>, et il donne des exemples de message d’erreur. Dans la dernier partie , il fournit quelques exemples d’échanges entre le serveur et les clients. En mettant en œuvre ce protocole, nous pouvons réaliser un système de messagerie instantanée et assurer la fiabilité de la liaison. </text:p>
      <text:p text:style-name="P54"/>
      <text:h text:style-name="Heading_20_4" text:outline-level="4"><text:bookmark-start text:name="__RefHeading___Toc2543_698960457"/>Introduction <text:bookmark-end text:name="__RefHeading___Toc2543_698960457"/></text:h>
      <text:p text:style-name="P51"/>
      <text:p text:style-name="P57">Pour réaliser un système de messagerie instantanée, ce protocole a un entête de 15 bits, il inclut les champs de «connexion», de «type de messagerie», de «numéro de message», d’«ACK», de «invitation» et de «demande de liste». Ces champs indiquent d’état de message, et réalisent la fonction de message. </text:p>
      <text:p text:style-name="P54">Les fonctions suivantes sont disponible dans ce protocole. Au début, un client peut connecter au système par son nom d’utilisateur. Après une connexion ressuie, le client peut envoyer ou recevoir des messages. En plus, le client peut envoyer une demande vers le serveur pour demander la liste des utilisateurs actuellement connectés au serveur, et le client va recevoir des données. Afin de avoir une messagerie privée entre certains clients, le client peut envoyer un message pour inviter à participer à une messagerie privée dans le mode centralisé ou décentralisé. Et les clients qui ont reçu des invitations, ils peuvent les accepter ou refuser. Enfin, le client peut déconnecter au système si il veut.</text:p>
      <text:p text:style-name="P54">Ce protocole fonctionne au-dessus d’UDP, donc pour assurer la fiabilité de la liaison, il aux champs de «<text:bookmark-start text:name="OLE_LINK3"/>numéro de message» et d’«ACK»<text:bookmark-end text:name="OLE_LINK3"/>. Le champ «numéro de message» donne l’ordre de chaque message, et le champ d’«ACK» sera faire une rétroaction efficace. En plus, le système a un mécanisme de retransmission si il n’y a pas d’ACK.<text:bookmark text:name="OLE_LINK6"/><text:bookmark text:name="OLE_LINK7"/></text:p>
      <text:p text:style-name="P53"><text:span text:style-name="T1"/></text:p>
      <text:p text:style-name="P4"><text:span text:style-name="T1"/></text:p>
      <text:h text:style-name="P58" text:outline-level="4"><text:bookmark-start text:name="__RefHeading___Toc2545_698960457"/><text:span text:style-name="T29">Description de message</text:span> <text:bookmark-end text:name="__RefHeading___Toc2545_698960457"/></text:h>
      <text:p text:style-name="P4"/>
      <text:p text:style-name="P2">+---------------------------------------------------------------------------------------------------------------------+ | <text:s/>Connexion <text:s/>| <text:s/>Type de messagerie| Numéro de messagerie| Numéro de message | ACK | Invitation |</text:p>
      <text:p text:style-name="P4">| <text:s/>Demande de liste|------------------------------------------------------------------------------------------------| <text:s text:c="71"/>| ---------------------- <text:s text:c="39"/>‘Contenu’ <text:s text:c="71"/>| <text:s text:c="2"/></text:p>
      <text:p text:style-name="P4">|_______________________________________________________________________________|</text:p>
      <text:p text:style-name="P4">La longueur de l’entête est de 2+<text:span text:style-name="T24">3</text:span>+2+3+2+2+1=1<text:span text:style-name="T30">5</text:span> bits</text:p>
      <text:p text:style-name="P4"/>
      <text:p text:style-name="P4">Description globale : </text:p>
      <text:p text:style-name="P4">Dans notre protocole, nous avons des champs de connexion(2 bits), du type de messagerie(<text:span text:style-name="T24">3</text:span>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p>
      <text:p text:style-name="P4"/>
      <text:p text:style-name="P4"/>
      <text:p text:style-name="P4"/>
      <text:p text:style-name="P4"><text:soft-page-break/>1. Connexion/Déconnexion</text:p>
      <text:p text:style-name="P4"/>
      <text:p text:style-name="P4">+--------------+</text:p>
      <text:p text:style-name="P4"><text:s/>| Connexion | <text:s text:c="2"/><text:span text:style-name="T12">(2 bits)</text:span></text:p>
      <text:p text:style-name="P4">+--------------+</text:p>
      <text:p text:style-name="P4">Le champ de connexion est pour indiquer l’état de connexion d’un client dont la longueur est 2 bits.</text:p>
      <text:p text:style-name="P4">Il est capable d’indiquer quatre états : </text:p>
      <text:p text:style-name="P4">a. Demande une connexion d’un client vers le serveur.</text:p>
      <text:p text:style-name="P4">b. Le serveur accepte la demande de connexion d’un client.</text:p>
      <text:p text:style-name="P4">c. Le serveur refuse la demande de connexion d’un client.</text:p>
      <text:p text:style-name="P4">d. Demande une déconnexion d’un client vers le serveur.</text:p>
      <text:p text:style-name="P4"/>
      <text:p text:style-name="P4">Les codes sont : a=00, b=01, c=10, d=11.</text:p>
      <text:p text:style-name="P35"/>
      <text:p text:style-name="P35">NB : Dès qu’un utilisateur réussit à connecter le serveur, la valeur de ce champ va rester 01.</text:p>
      <text:p text:style-name="P4"/>
      <text:p text:style-name="P4">2. Type de messagerie</text:p>
      <text:p text:style-name="P4"/>
      <text:p text:style-name="P4">+------------------------+</text:p>
      <text:p text:style-name="P5"><text:s/>|Type de messagerie <text:s/>| <text:s/><text:span text:style-name="T12">(3 bits)</text:span></text:p>
      <text:p text:style-name="P4">+------------------------+</text:p>
      <text:p text:style-name="P4">Le champ indique le type de messagerie :</text:p>
      <text:p text:style-name="P4">a. Messagerie publique.</text:p>
      <text:p text:style-name="P4">b. Messagerie privée et centralisée.</text:p>
      <text:p text:style-name="P4">c. Messagerie privée et décentralisée.</text:p>
      <text:p text:style-name="P48"/>
      <text:p text:style-name="P48">Mais il aussi contient les demande d’initialiser ou quitter une messagerie privée : </text:p>
      <text:p text:style-name="P48">d. Demande d’initialiser une messagerie privée et centralisée.</text:p>
      <text:p text:style-name="P48">e. Demande d’initialiser une messagerie privée et décentralisée.</text:p>
      <text:p text:style-name="P4"><text:span text:style-name="T24">f</text:span>. Demande de quitter la messagerie en cours.</text:p>
      <text:p text:style-name="P48"><text:s/></text:p>
      <text:p text:style-name="P4">Il a une longueur de <text:span text:style-name="T24">3</text:span> bits.</text:p>
      <text:p text:style-name="P4">Les codes sont : a=00<text:span text:style-name="T24">0</text:span>, b=0<text:span text:style-name="T24">0</text:span>1, c=<text:span text:style-name="T24">0</text:span>10, d=<text:span text:style-name="T24">101, e=110, f=111</text:span>.</text:p>
      <text:p text:style-name="P4"/>
      <text:p text:style-name="P4">NB : Nous supposons que tous les nouveaux utilisateurs seront mis dans le messagerie publique par défaut, alors la demande de connexion est transmise dans la messagerie publique.</text:p>
      <text:p text:style-name="P4"/>
      <text:p text:style-name="P4"/>
      <text:p text:style-name="P4"><text:s/></text:p>
      <text:p text:style-name="P4">3. Numéro de messagerie</text:p>
      <text:p text:style-name="P4"/>
      <text:p text:style-name="P4">+----------------------------+</text:p>
      <text:p text:style-name="P5"><text:s/>| Numéro de messagerie | <text:s/><text:span text:style-name="T12">(2 bits)</text:span></text:p>
      <text:p text:style-name="P4">+----------------------------+</text:p>
      <text:p text:style-name="P4">Le champ indique que de quelle messagerie ce message vient. Il a une longueur de 2 bits donc dans notre protocole nous pouvons avoir 1 messagerie publique (unique) et 4 messageries de chaque mode privé maximum(9 messageries en total).</text:p>
      <text:p text:style-name="P4"/>
      <text:p text:style-name="P4"/>
      <text:p text:style-name="P4"/>
      <text:p text:style-name="P4"><text:soft-page-break/></text:p>
      <text:p text:style-name="P4"/>
      <text:p text:style-name="P4">4. Numéro de message</text:p>
      <text:p text:style-name="P4"/>
      <text:p text:style-name="P4">+-------------------------+</text:p>
      <text:p text:style-name="P5"><text:s/>| Numéro de message | <text:s/><text:span text:style-name="T12">(3 bits)</text:span></text:p>
      <text:p text:style-name="P4">+-------------------------+</text:p>
      <text:p text:style-name="P4">Le champ indique l’ordre de message et 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p>
      <text:p text:style-name="P4"/>
      <text:p text:style-name="P4">5. ACK/NACK</text:p>
      <text:p text:style-name="P4"/>
      <text:p text:style-name="P4">+-------+</text:p>
      <text:p text:style-name="P5"><text:s/>| ACK | <text:s/><text:span text:style-name="T12">(2 bits)</text:span></text:p>
      <text:p text:style-name="P4">+-------+</text:p>
      <text:p text:style-name="P4">Le champ nous permet de la fiabilité de la liaison avec le champ du numéro de message. Il a une longueur de 2 bits. </text:p>
      <text:p text:style-name="P4">Chaque fois l’émetteur envoie un message, le récepteur doit renvoyer un feed-back :</text:p>
      <text:p text:style-name="P4">a. Le cas un message est bien reçu par un récepteur, ce dernier renverra un ‘ACK’.</text:p>
      <text:p text:style-name="P4">b. Le cas un message est erroné, le récepteur enverra un ‘NACK’.</text:p>
      <text:p text:style-name="P4">c. Le cas un message a été envoyé par l’émetteur et l’émetteur a envie d’une réponse du récepteur, mais l’émetteur ne reçoit pas la répondu quand le temps d’attente est dépassé, alors l’émetteur va envoyer un ‘WAIT’ pour dire au récepteur qu’il n’a pas reçu la réponse du message, donc soit le récepteur enverra une réponse ayant le même numéro de message que le dernier s’il a déjà répondu, soit il enverra une nouvelle réponse s’il n’a pas répondu au message.</text:p>
      <text:p text:style-name="P4">d. Le cas l’émetteur envoie un messager.</text:p>
      <text:p text:style-name="P4"/>
      <text:p text:style-name="P4">Les codes sont : <text:s/>a=01, b=10, c=11, d=00.</text:p>
      <text:p text:style-name="P4"/>
      <text:p text:style-name="P4">6. Accepter/Refuser une invitation</text:p>
      <text:p text:style-name="P4"/>
      <text:p text:style-name="P4">+-------------+</text:p>
      <text:p text:style-name="P5"><text:s/>| Invitation <text:s/>| <text:s/><text:span text:style-name="T12">(2 bits)</text:span></text:p>
      <text:p text:style-name="P4">+-------------+</text:p>
      <text:p text:style-name="P4">Le champ de l’invitation doit fonctionner avec le champ ‘contenu’ dont la longueur est 2 bits.</text:p>
      <text:p text:style-name="P4">Il indique 4 cas : </text:p>
      <text:p text:style-name="P4">a. Un utilisateur envoi une invitation au serveur portant une liste des noms d’utilisateur dans le champ ‘contenu’ pour que le serveur peut transférer l’invitation aux certaine utilisateurs.</text:p>
      <text:p text:style-name="P4">b. Le cas un client reçoit une invitation d’un autre client et il accepte l’invitation.</text:p>
      <text:p text:style-name="P4">c. Le cas un client reçoit une invitation d’un autre client et il refuse l’invitation ou le client n’est pas sur ligne(précisé dans le champ ‘Contenu’).</text:p>
      <text:p text:style-name="P4">d. Le cas normal(aucune invitation n’est envoyée).</text:p>
      <text:p text:style-name="P4"/>
      <text:p text:style-name="P4">Les codes sont : a=11, b=01, c=10, d=00.</text:p>
      <text:p text:style-name="P4"/>
      <text:p text:style-name="P4"/>
      <text:p text:style-name="P4"/>
      <text:p text:style-name="P4"/>
      <text:p text:style-name="P4"><text:soft-page-break/></text:p>
      <text:p text:style-name="P4"/>
      <text:p text:style-name="P4">7. Demande de liste</text:p>
      <text:p text:style-name="P4"/>
      <text:p text:style-name="P4">+----------------------+</text:p>
      <text:p text:style-name="P5"><text:s/>| Demande de liste <text:s/>| <text:s/><text:span text:style-name="T12">(1 bit)</text:span></text:p>
      <text:p text:style-name="P4">+----------------------+</text:p>
      <text:p text:style-name="P4">Le champ de demande de liste est désignée pour qu’un client demande au serveur une liste des utilisateurs actuellement connectés, le serveur doit renvoyer la liste des noms d’utilisateur ainsi que leur statut. Il a une longueur de 1 bit. Si le bit vaut 1, le client demande la liste, si le bit vaut 0, il ne demande pas la liste.</text:p>
      <text:p text:style-name="P4"/>
      <text:h text:style-name="Heading_20_4" text:outline-level="4"><text:bookmark-start text:name="__RefHeading___Toc2547_698960457"/>Exemples de message d’erreur<text:bookmark-end text:name="__RefHeading___Toc2547_698960457"/></text:h>
      <text:p text:style-name="P4"/>
      <text:p text:style-name="P4">Dans notre protocole, les message d’erreur sont considérés comme les message normaux, ils sont stockés dans le champ ‘contenu’. S’il y a une erreur se produit, le champ ‘contenu’ ne porte que le message d’erreur. Nous notons ‘message d’erreur’ MDE à la suite de cette spécification.</text:p>
      <text:p text:style-name="P4"/>
      <text:p text:style-name="P4">MDE1 : Le nom d’utilisateur est déjà utilisé. </text:p>
      <text:p text:style-name="P4"><text:tab/>Ce message apparaît quand la demande de connexion d’un client est refusé par le serveur car <text:tab/>un client connecté a pris le même nom que le nouvel client veut utiliser.</text:p>
      <text:p text:style-name="P4"><text:tab/>Code d’erreur dans le champ ‘Connexion’ : 10</text:p>
      <text:p text:style-name="P4"/>
      <text:p text:style-name="P4">MDE2 : Le serveur ne peut plus accueillir un nouvel client. </text:p>
      <text:p text:style-name="P4"><text:tab/>Ce message apparaît quand la demande de connexion d’un client est refusé par le serveur car <text:tab/>celui a un nombre maximal de client connectés.</text:p>
      <text:p text:style-name="P4"><text:tab/>Code d’erreur dans le champ ‘Connexion’ : 10</text:p>
      <text:p text:style-name="P4"/>
      <text:p text:style-name="P4">MDE3 : Le message que vous venez d’envoyer n’est pas reçu par le récepteur.</text:p>
      <text:p text:style-name="P4"><text:tab/>Ce message apparaît quand l’émetteur n’a pas reçu le ‘ACK’ <text:s/>ou ‘NACK’ du récepteur après <text:tab/>un temps d’attente fixé. </text:p>
      <text:p text:style-name="P4"><text:s/><text:tab/>Code d’erreur : NON</text:p>
      <text:p text:style-name="P4"/>
      <text:p text:style-name="P4">MDE4 : Le message que vous venez d’envoyer est rejeté par le récepteur.</text:p>
      <text:p text:style-name="P4"><text:tab/>Ce message apparaît quand l’émetteur reçoit un ‘NACK’ du récepteur.</text:p>
      <text:p text:style-name="P4"><text:tab/>Code d’erreur dans le champ ‘ACK’ : 10</text:p>
      <text:p text:style-name="P4"/>
      <text:p text:style-name="P4">MDE5 : L’utilisateur que vous avez invité n’est pas sur ligne.</text:p>
      <text:p text:style-name="P4"><text:tab/>Ce message apparaît quand le nom d’utilisateur indiqué dans le message d’invitation <text:tab/>n’existe pas dans la liste d’utilisateur connecté.</text:p>
      <text:p text:style-name="P4"><text:tab/>Code d’erreur dans le champ ‘Invitation’ : 10</text:p>
      <text:p text:style-name="P4"/>
      <text:h text:style-name="Heading_20_4" text:outline-level="4"><text:bookmark-start text:name="__RefHeading___Toc2549_698960457"/>Exemples d’échanges entre le serveur et les clients<text:bookmark-end text:name="__RefHeading___Toc2549_698960457"/></text:h>
      <text:p text:style-name="P4"/>
      <text:p text:style-name="P4">Scénario1 : Connexion <text:span text:style-name="T2">et déconnexion</text:span> d’un nouvel utilisateur</text:p>
      <text:p text:style-name="P4"/>
      <text:p text:style-name="P4">Dans le cas un nouvel utilisateur veut connecter au système, il faut préciser l’adresse IP et numéro de port de cet utilisateur ainsi que son nom, <text:span text:style-name="T4">le dernier sera stocké dans le champ ‘Contenu’</text:span>. </text:p>
      <text:p text:style-name="P4"><text:soft-page-break/>Le serveur va refuser la demande de connexion en retournant un message d’erreur si <text:s/>le nom d’utilisateur est déjà pris par un autre utilisateur ou <text:s/>le nombre d’utilisateur connectés a atteint le nombre maximal. <text:span text:style-name="T2">(connexion = 10)</text:span></text:p>
      <text:p text:style-name="P4"/>
      <text:p text:style-name="P3">Si le serveur a accepté cette demande, il enverra un message retour au utilisateur pour confirmer sa connexion. <text:span text:style-name="T2">(connexion = 01)</text:span></text:p>
      <text:p text:style-name="P3"/>
      <text:p text:style-name="P6">Si un utilisateur veut quitter le système, il faut envoyer une demande de déconnexion au serveur, <text:span text:style-name="T3">et après le serveur a supprimé des data de cet utilisateur, le serveur renverra une message de confirmation.(connexion = 11) </text:span></text:p>
      <text:p text:style-name="P6"/>
      <text:p text:style-name="P7">Dès qu’un utilisateur a connecté au serveur, tous les messages qu’il envoie contient un champ de connexion égale 0<text:span text:style-name="T9">1</text:span>.</text:p>
      <text:p text:style-name="P7"/>
      <text:p text:style-name="P19"/>
      <text:p text:style-name="P19"/>
      <text:p text:style-name="P19">Diagramme de séquence :</text:p>
      <text:p text:style-name="P8"/>
      <text:p text:style-name="P8">Bob <text:tab/><text:tab/><text:tab/><text:tab/><text:tab/><text:tab/> <text:s text:c="6"/>Serveur<text:tab/><text:tab/><text:tab/> <text:s text:c="17"/>Alice</text:p>
      <text:p text:style-name="P9"><text:s text:c="2"/>| <text:s text:c="80"/>| <text:s text:c="55"/>|</text:p>
      <text:p text:style-name="P9"><text:s text:c="2"/>| <text:s text:c="7"/><text:span text:style-name="T4">a. </text:span>Demande <text:span text:style-name="T4">de connexion + nom=’Alice’ <text:s text:c="6"/></text:span>| <text:s text:c="55"/>|</text:p>
      <text:p text:style-name="P9"><text:s text:c="2"/>|---------------------------------------------------------- <text:span text:style-name="T4">&gt;</text:span>| <text:s text:c="55"/>|</text:p>
      <text:p text:style-name="P11"><text:s text:c="2"/>| <text:s text:c="80"/>| <text:s text:c="55"/>|</text:p>
      <text:p text:style-name="P11"><text:s text:c="2"/>| <text:s text:c="31"/><text:span text:style-name="T8">ACK a</text:span> <text:s text:c="37"/>| <text:s text:c="55"/>|</text:p>
      <text:p text:style-name="P11"><text:s text:c="2"/>|<text:span text:style-name="T8">&lt;</text:span>-----------------------------------------------------------| <text:s text:c="55"/>| <text:s/></text:p>
      <text:p text:style-name="P11"><text:s text:c="2"/>| <text:s text:c="80"/>| <text:s text:c="55"/>|</text:p>
      <text:p text:style-name="P9"><text:s text:c="2"/>| <text:s text:c="7"/><text:span text:style-name="T4">b. Refus de connexion + MDE <text:s text:c="23"/></text:span>| <text:s text:c="55"/>|</text:p>
      <text:p text:style-name="P9"><text:s text:c="2"/>|<text:span text:style-name="T4">&lt;</text:span>-----------------------------------------------------------| <text:s text:c="55"/>|</text:p>
      <text:p text:style-name="P11"><text:s text:c="2"/>| <text:s text:c="80"/>| <text:s text:c="55"/>|</text:p>
      <text:p text:style-name="P11"><text:s text:c="2"/>| <text:s text:c="31"/><text:span text:style-name="T8">ACK</text:span> <text:span text:style-name="T8">b</text:span> <text:s text:c="37"/>| <text:s text:c="55"/>|</text:p>
      <text:p text:style-name="P11"><text:s text:c="2"/>|-----------------------------------------------------------<text:span text:style-name="T8">&gt;</text:span>| <text:s text:c="55"/>| <text:s/></text:p>
      <text:p text:style-name="P11"><text:s text:c="2"/>| <text:s text:c="80"/>| <text:s text:c="55"/>|</text:p>
      <text:p text:style-name="P9"><text:s text:c="2"/>| <text:s text:c="7"/><text:span text:style-name="T4">c. Demande de connexion + nom=’Bob’ <text:s text:c="8"/></text:span>| <text:s text:c="55"/>|</text:p>
      <text:p text:style-name="P9"><text:s text:c="2"/>|-----------------------------------------------------------<text:span text:style-name="T5">&gt;</text:span>| <text:s text:c="55"/>|</text:p>
      <text:p text:style-name="P11"><text:s text:c="2"/>| <text:s text:c="80"/>| <text:s text:c="55"/>|</text:p>
      <text:p text:style-name="P11"><text:s text:c="2"/>| <text:s text:c="31"/><text:span text:style-name="T8">ACK</text:span> <text:span text:style-name="T8">c</text:span> <text:s text:c="37"/>| <text:s text:c="55"/>|</text:p>
      <text:p text:style-name="P11"><text:s text:c="2"/>|<text:span text:style-name="T8">&lt;</text:span>-----------------------------------------------------------| <text:s text:c="55"/>| <text:s/></text:p>
      <text:p text:style-name="P9"><text:s text:c="2"/>| <text:s text:c="80"/>| <text:s text:c="55"/>|</text:p>
      <text:p text:style-name="P9"><text:s text:c="2"/>| <text:s text:c="7"/><text:span text:style-name="T4">d. Acceptation de connexion + message conf </text:span>| <text:s text:c="56"/>|</text:p>
      <text:p text:style-name="P9"><text:s text:c="2"/>|<text:span text:style-name="T5">&lt;</text:span>-----------------------------------------------------------| <text:s text:c="55"/>|</text:p>
      <text:p text:style-name="P11"><text:s text:c="2"/>| <text:s text:c="80"/>| <text:s text:c="55"/>|</text:p>
      <text:p text:style-name="P11"><text:s text:c="2"/>| <text:s text:c="31"/><text:span text:style-name="T8">ACK</text:span> <text:span text:style-name="T8">d</text:span> <text:s text:c="37"/>| <text:s text:c="55"/>|</text:p>
      <text:p text:style-name="P11"><text:s text:c="2"/>|-----------------------------------------------------------<text:span text:style-name="T8">&gt;</text:span>| <text:s text:c="55"/>| <text:s/></text:p>
      <text:p text:style-name="P10"><text:s text:c="2"/>| <text:s text:c="80"/><text:span text:style-name="T4">| <text:s text:c="55"/>|</text:span></text:p>
      <text:p text:style-name="P10"><text:s text:c="2"/>| <text:s text:c="7"/><text:span text:style-name="T4">e. Demande de déconnexion <text:s text:c="27"/>| <text:s text:c="55"/>| </text:span></text:p>
      <text:p text:style-name="P10"><text:s text:c="2"/>|-----------------------------------------------------------<text:span text:style-name="T5">&gt;</text:span>|<text:span text:style-name="T5"> <text:s text:c="55"/>|</text:span></text:p>
      <text:p text:style-name="P11"><text:s text:c="2"/>| <text:s text:c="80"/>| <text:s text:c="55"/>|</text:p>
      <text:p text:style-name="P11"><text:s text:c="2"/>| <text:s text:c="31"/><text:span text:style-name="T8">ACK</text:span> <text:span text:style-name="T8">e</text:span> <text:s text:c="37"/>| <text:s text:c="55"/>|</text:p>
      <text:p text:style-name="P11"><text:s text:c="2"/>|<text:span text:style-name="T8">&lt;</text:span>-----------------------------------------------------------| <text:s text:c="55"/>| <text:s/></text:p>
      <text:p text:style-name="P10"><text:s text:c="2"/>| <text:s text:c="80"/><text:span text:style-name="T4">| <text:s text:c="55"/>|</text:span></text:p>
      <text:p text:style-name="P10"><text:soft-page-break/><text:s text:c="2"/>| <text:s text:c="7"/><text:span text:style-name="T4">f. Conf de déconnexion <text:s text:c="34"/>| <text:s text:c="56"/>|</text:span></text:p>
      <text:p text:style-name="P10"><text:s text:c="2"/>|<text:span text:style-name="T5">&lt;</text:span>---------------------------------------------------------- <text:span text:style-name="T4">| <text:s text:c="56"/>|</text:span></text:p>
      <text:p text:style-name="P12"><text:s text:c="2"/>| <text:s text:c="80"/>| <text:s text:c="55"/>|</text:p>
      <text:p text:style-name="P12"><text:s text:c="2"/>| <text:s text:c="31"/><text:span text:style-name="T8">ACK</text:span> <text:span text:style-name="T9">f</text:span> <text:s text:c="37"/>| <text:s text:c="55"/>|</text:p>
      <text:p text:style-name="P12"><text:s text:c="2"/>|-----------------------------------------------------------<text:span text:style-name="T9">&gt;</text:span>| <text:s text:c="55"/>| <text:s/></text:p>
      <text:p text:style-name="P9"><text:s text:c="2"/></text:p>
      <text:p text:style-name="P20"/>
      <text:p text:style-name="P20"/>
      <text:p text:style-name="P20">Message a : <text:s text:c="2"/></text:p>
      <text:p text:style-name="P20"/>
      <text:p text:style-name="P2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1"><text:s text:c="12"/>00--------------00<text:span text:style-name="T25">0</text:span>----------------00------------------000-----------00-------00----------0------’Alice’</text:p>
      <text:p text:style-name="P34"/>
      <text:p text:style-name="P35">ACK a :</text:p>
      <text:p text:style-name="P35"/>
      <text:p text:style-name="P2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2"><text:s text:c="12"/>00--------------00<text:span text:style-name="T25">0</text:span>----------------00------------------000-----------0<text:span text:style-name="T9">1</text:span>-------00----------0------’ ’</text:p>
      <text:p text:style-name="P33"/>
      <text:p text:style-name="P33">Message b :</text:p>
      <text:p text:style-name="P33"/>
      <text:p text:style-name="P2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2"><text:s text:c="12"/><text:span text:style-name="T6">1</text:span>0--------------00<text:span text:style-name="T25">0</text:span>----------------00------------------00<text:span text:style-name="T10">0</text:span>-----------00-------00----------0------’Le nom d’utilisateur est déjà utilisé.’</text:p>
      <text:p text:style-name="P21"/>
      <text:p text:style-name="P35">ACK b :</text:p>
      <text:p text:style-name="P35"/>
      <text:p text:style-name="P2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2"><text:s text:c="12"/><text:span text:style-name="T9">1</text:span>0--------------00<text:span text:style-name="T25">0</text:span>----------------00------------------00<text:span text:style-name="T10">0</text:span>-----------0<text:span text:style-name="T9">1</text:span>-------00----------0------’ ’</text:p>
      <text:p text:style-name="P33"/>
      <text:p text:style-name="P45">Message c :</text:p>
      <text:p text:style-name="P45"/>
      <text:p text:style-name="P2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00--------------00<text:span text:style-name="T25">0</text:span>----------------00------------------0<text:span text:style-name="T10">01</text:span>-----------00-------00----------0------’<text:span text:style-name="T10">Bob</text:span>’</text:p>
      <text:p text:style-name="P23"/>
      <text:p text:style-name="P36">ACK <text:span text:style-name="T10">c</text:span> :</text:p>
      <text:p text:style-name="P36"/>
      <text:p text:style-name="P2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text:span text:style-name="T10">00</text:span>--------------00<text:span text:style-name="T25">0</text:span>----------------00------------------0<text:span text:style-name="T10">01</text:span>-----------0<text:span text:style-name="T9">1</text:span>-------00----------0------’ ’</text:p>
      <text:p text:style-name="P23"/>
      <text:p text:style-name="P45">Message d :</text:p>
      <text:p text:style-name="P45"/>
      <text:p text:style-name="P2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0<text:span text:style-name="T10">1</text:span>--------------00<text:span text:style-name="T25">0</text:span>----------------00------------------0<text:span text:style-name="T11">01</text:span>-----------00-------00----------0------’<text:span text:style-name="T10">BVN</text:span>’</text:p>
      <text:p text:style-name="P23"/>
      <text:p text:style-name="P45"><text:tab/><text:tab/><text:tab/><text:tab/><text:tab/><text:tab/><text:tab/><text:tab/><text:tab/><text:tab/><text:tab/>BVN = bienvenu</text:p>
      <text:p text:style-name="P36">ACK <text:span text:style-name="T10">d</text:span> :</text:p>
      <text:p text:style-name="P36"/>
      <text:p text:style-name="P23"><text:soft-page-break/><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text:span text:style-name="T10">01</text:span>--------------00<text:span text:style-name="T25">0</text:span>----------------00------------------0<text:span text:style-name="T11">01</text:span>-----------0<text:span text:style-name="T9">1</text:span>-------00----------0------’ ’</text:p>
      <text:p text:style-name="P23"/>
      <text:p text:style-name="P23"/>
      <text:p text:style-name="P45">Message e :</text:p>
      <text:p text:style-name="P45"/>
      <text:p text:style-name="P2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text:span text:style-name="T10">11</text:span>--------------00<text:span text:style-name="T25">0</text:span>----------------00------------------0<text:span text:style-name="T10">10</text:span>-----------00-------00----------0------’’</text:p>
      <text:p text:style-name="P23"/>
      <text:p text:style-name="P37">ACK <text:span text:style-name="T11">e</text:span> :</text:p>
      <text:p text:style-name="P37"/>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text:span text:style-name="T11">11</text:span>--------------00<text:span text:style-name="T25">0</text:span>----------------00------------------0<text:span text:style-name="T11">10</text:span>-----------0<text:span text:style-name="T9">1</text:span>-------00----------0------’ ’</text:p>
      <text:p text:style-name="P24"/>
      <text:p text:style-name="P46">Message <text:span text:style-name="T11">f</text:span> :</text:p>
      <text:p text:style-name="P46"/>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text:span text:style-name="T10">11</text:span>--------------00<text:span text:style-name="T25">0</text:span>----------------00------------------0<text:span text:style-name="T10">10</text:span>-----------00-------00----------0------’<text:span text:style-name="T11">Vous avez quitté le système.</text:span>’</text:p>
      <text:p text:style-name="P24"/>
      <text:p text:style-name="P37">ACK <text:span text:style-name="T11">f</text:span> :</text:p>
      <text:p text:style-name="P37"/>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text:span text:style-name="T11">11</text:span>--------------00<text:span text:style-name="T25">0</text:span>----------------00------------------0<text:span text:style-name="T11">10</text:span>-----------0<text:span text:style-name="T9">1</text:span>-------00----------0------’ ’</text:p>
      <text:p text:style-name="P24"/>
      <text:p text:style-name="P24"/>
      <text:p text:style-name="P25">Scénario <text:span text:style-name="T13">2</text:span> : <text:span text:style-name="T13">Invitation </text:span></text:p>
      <text:p text:style-name="P25"/>
      <text:p text:style-name="P47">Nous supposons que l’utilisateur Bob et l’utilisateur Alice sont tous en ligne maintenant, et <text:span text:style-name="T14">ils sont à la messagerie publique à l’instant, mais </text:span>Bob <text:span text:style-name="T28">va initialiser une messagerie privée centralisée et il </text:span>veut inviter Alice <text:span text:style-name="T28">cette messagerie. Après avoir reçu l’invitation, Alice l’accepte sans doute. 10 minutes après, Bob quitte la messagerie, par contre, Alice reste dans celle-ci.</text:span></text:p>
      <text:p text:style-name="P47"/>
      <text:p text:style-name="P47"/>
      <text:p text:style-name="P47"/>
      <text:p text:style-name="P47"/>
      <text:p text:style-name="P47"><text:span text:style-name="T14"><text:s/></text:span><text:span text:style-name="T15">Diagramme de séquence :</text:span></text:p>
      <text:p text:style-name="P13"/>
      <text:p text:style-name="P13">Bob <text:tab/><text:tab/><text:tab/><text:tab/><text:tab/><text:tab/> <text:s text:c="6"/>Serveur<text:tab/><text:tab/><text:tab/> <text:s text:c="17"/>Alice</text:p>
      <text:p text:style-name="P13"><text:s text:c="2"/>| <text:s text:c="80"/>| <text:s text:c="55"/>|</text:p>
      <text:p text:style-name="P13"><text:s text:c="2"/>| <text:s text:c="7"/><text:span text:style-name="T4">a. Initialiser une messagerie privé centralisé <text:s text:c="2"/></text:span>| <text:s text:c="55"/>|</text:p>
      <text:p text:style-name="P13"><text:s text:c="2"/>|-----------------------------------------------------------<text:span text:style-name="T4">&gt;</text:span>| <text:s text:c="55"/>|</text:p>
      <text:p text:style-name="P13"><text:s text:c="2"/>| <text:s text:c="80"/>| <text:s text:c="55"/>|</text:p>
      <text:p text:style-name="P13"><text:s text:c="2"/>| <text:s text:c="31"/><text:span text:style-name="T8">ACK a</text:span> <text:s text:c="37"/>| <text:s text:c="55"/>|</text:p>
      <text:p text:style-name="P13"><text:s text:c="2"/>|<text:span text:style-name="T8">&lt;</text:span>-----------------------------------------------------------| <text:s text:c="55"/>| <text:s/></text:p>
      <text:p text:style-name="P18"><text:s text:c="2"/>| <text:s text:c="80"/>| <text:s text:c="55"/>|</text:p>
      <text:p text:style-name="P18"><text:s text:c="2"/>| <text:s text:c="80"/>| <text:s text:c="55"/>|</text:p>
      <text:p text:style-name="P18"><text:s text:c="2"/>| <text:s text:c="7"/><text:span text:style-name="T23">b. Confirmation de création de la messagerie </text:span>| <text:s text:c="55"/>|</text:p>
      <text:p text:style-name="P18"><text:s text:c="2"/>|<text:span text:style-name="T5">&lt;</text:span>-----------------------------------------------------------| <text:s text:c="55"/>|</text:p>
      <text:p text:style-name="P18"><text:s text:c="2"/>| <text:s text:c="80"/>| <text:s text:c="55"/>|</text:p>
      <text:p text:style-name="P18"><text:soft-page-break/><text:s text:c="2"/>| <text:s text:c="31"/><text:span text:style-name="T8">ACK</text:span> <text:span text:style-name="T23">b</text:span> <text:s text:c="37"/>| <text:s text:c="55"/>|</text:p>
      <text:p text:style-name="P18"><text:s text:c="2"/>|-----------------------------------------------------------<text:span text:style-name="T8">&gt;</text:span>| <text:s text:c="55"/>| <text:s/></text:p>
      <text:p text:style-name="P13"><text:s text:c="2"/>| <text:s text:c="80"/>| <text:s text:c="55"/>|</text:p>
      <text:p text:style-name="P17"><text:s text:c="2"/>| <text:s text:c="80"/>| <text:s text:c="55"/>|</text:p>
      <text:p text:style-name="P17"><text:s text:c="2"/>| <text:s text:c="7"/><text:span text:style-name="T25">c. Invitation à une messagerie privée+’Alice’ </text:span>| <text:s text:c="55"/>|</text:p>
      <text:p text:style-name="P17"><text:s text:c="2"/>|-----------------------------------------------------------<text:span text:style-name="T25">&gt;</text:span>| <text:s text:c="55"/>|</text:p>
      <text:p text:style-name="P17"><text:s text:c="2"/>| <text:s text:c="80"/>| <text:s text:c="55"/>|</text:p>
      <text:p text:style-name="P17"><text:s text:c="2"/>| <text:s text:c="31"/><text:span text:style-name="T8">ACK</text:span> <text:span text:style-name="T25">c</text:span> <text:s text:c="37"/>| <text:s text:c="55"/>|</text:p>
      <text:p text:style-name="P17"><text:s text:c="2"/>|<text:span text:style-name="T25">&lt;</text:span>-----------------------------------------------------------| <text:s text:c="55"/>| <text:s/></text:p>
      <text:p text:style-name="P13"><text:s text:c="2"/>| <text:s text:c="58"/><text:span text:style-name="T4"><text:s text:c="22"/></text:span>| <text:span text:style-name="T25">d.</text:span> <text:span text:style-name="T16">Transfère l’invitation à Alice</text:span> <text:s text:c="4"/>|</text:p>
      <text:p text:style-name="P13"><text:s text:c="2"/>| <text:s text:c="80"/>|----------------------------------------<text:span text:style-name="T14">&gt;</text:span>|</text:p>
      <text:p text:style-name="P13"><text:s text:c="2"/>| <text:s text:c="80"/>| <text:s text:c="55"/>|</text:p>
      <text:p text:style-name="P13"><text:s text:c="2"/>| <text:s text:c="80"/>| <text:s text:c="20"/><text:span text:style-name="T14">ACK</text:span> <text:span text:style-name="T25">d </text:span><text:s text:c="23"/>|</text:p>
      <text:p text:style-name="P13"><text:s text:c="2"/>| <text:s text:c="80"/>|<text:span text:style-name="T14">&lt;</text:span>----------------------------------------| <text:s/></text:p>
      <text:p text:style-name="P13"><text:s text:c="2"/>| <text:s text:c="80"/>| <text:s text:c="55"/>|</text:p>
      <text:p text:style-name="P13"><text:s text:c="2"/>| <text:s text:c="80"/>| <text:span text:style-name="T25">e .Accepte l’invitation</text:span> <text:s text:c="18"/>|</text:p>
      <text:p text:style-name="P13"><text:s text:c="2"/>| <text:s text:c="80"/>|<text:span text:style-name="T14">&lt;</text:span>----------------------------------------|</text:p>
      <text:p text:style-name="P13"><text:s text:c="2"/>| <text:s text:c="80"/>| <text:s text:c="55"/>|</text:p>
      <text:p text:style-name="P14"><text:s text:c="2"/>| <text:s text:c="80"/>| <text:s text:c="20"/><text:span text:style-name="T14">ACK</text:span> <text:span text:style-name="T25">e</text:span> <text:s text:c="22"/>|</text:p>
      <text:p text:style-name="P14"><text:s text:c="2"/>| <text:s text:c="80"/>|----------------------------------------<text:span text:style-name="T14">&gt;</text:span>| <text:s/></text:p>
      <text:p text:style-name="P13"><text:s text:c="2"/>| <text:s text:c="80"/>| <text:s text:c="55"/>|</text:p>
      <text:p text:style-name="P13"><text:s text:c="2"/>| <text:s text:c="7"/><text:span text:style-name="T25">f. Transfère la réponse de l’invitation <text:s text:c="12"/></text:span>| <text:s text:c="55"/>|</text:p>
      <text:p text:style-name="P13"><text:s text:c="2"/>|<text:span text:style-name="T5">&lt;</text:span>-----------------------------------------------------------| <text:s text:c="55"/>|</text:p>
      <text:p text:style-name="P13"><text:s text:c="2"/>| <text:s text:c="80"/>| <text:s text:c="55"/>|</text:p>
      <text:p text:style-name="P13"><text:s text:c="2"/>| <text:s text:c="31"/><text:span text:style-name="T8">ACK</text:span> <text:span text:style-name="T25">f</text:span> <text:s text:c="37"/>| <text:s text:c="55"/>|</text:p>
      <text:p text:style-name="P13"><text:s text:c="2"/>|-----------------------------------------------------------<text:span text:style-name="T8">&gt;</text:span>| <text:s text:c="55"/>| <text:s/></text:p>
      <text:p text:style-name="P13"><text:s text:c="2"/>| <text:s text:c="80"/><text:span text:style-name="T4">| <text:s text:c="55"/>|</text:span></text:p>
      <text:p text:style-name="P13"><text:s text:c="2"/>| <text:s text:c="7"/><text:span text:style-name="T25">g. Un message vers Alice <text:s text:c="32"/>| <text:s text:c="55"/>| </text:span></text:p>
      <text:p text:style-name="P13"><text:s text:c="2"/>|-----------------------------------------------------------<text:span text:style-name="T5">&gt;</text:span>|<text:span text:style-name="T5"> <text:s text:c="55"/>|</text:span></text:p>
      <text:p text:style-name="P13"><text:s text:c="2"/>| <text:s text:c="80"/>| <text:s text:c="55"/>|</text:p>
      <text:p text:style-name="P13"><text:s text:c="2"/>| <text:s text:c="31"/><text:span text:style-name="T8">ACK</text:span> <text:span text:style-name="T25">g</text:span> <text:s text:c="37"/>| <text:s text:c="55"/>|</text:p>
      <text:p text:style-name="P13"><text:s text:c="2"/>|<text:span text:style-name="T8">&lt;</text:span>-----------------------------------------------------------| <text:s text:c="55"/>| <text:s/></text:p>
      <text:p text:style-name="P13"><text:s text:c="2"/>| <text:s text:c="80"/><text:span text:style-name="T4">| <text:s text:c="55"/>|</text:span></text:p>
      <text:p text:style-name="P15"><text:s text:c="2"/>| <text:s text:c="80"/><text:span text:style-name="T4">| <text:s/>h. transfère le message à Alice <text:s text:c="5"/>|</text:span></text:p>
      <text:p text:style-name="P15"><text:s text:c="2"/>| <text:s text:c="80"/><text:span text:style-name="T4">|</text:span>----------------------------------------<text:span text:style-name="T14">&gt;|</text:span></text:p>
      <text:p text:style-name="P13"><text:s text:c="2"/>| <text:s text:c="80"/>| <text:s text:c="55"/>|</text:p>
      <text:p text:style-name="P16"><text:s text:c="2"/>| <text:s text:c="80"/>| <text:s text:c="20"/><text:span text:style-name="T14">ACK</text:span> <text:span text:style-name="T25">h <text:s/></text:span><text:s text:c="22"/>|</text:p>
      <text:p text:style-name="P16"><text:s text:c="2"/>| <text:s text:c="80"/>|<text:span text:style-name="T17">&lt;</text:span>----------------------------------------|</text:p>
      <text:p text:style-name="P16"><text:s text:c="2"/>| <text:s text:c="80"/>| <text:s text:c="55"/>|</text:p>
      <text:p text:style-name="P16"><text:s text:c="2"/>| <text:s text:c="80"/>| <text:span text:style-name="T25">i .Un message vers Bob</text:span> <text:s text:c="15"/>|</text:p>
      <text:p text:style-name="P16"><text:s text:c="2"/>| <text:s text:c="80"/>|<text:span text:style-name="T14">&lt;</text:span>----------------------------------------|</text:p>
      <text:p text:style-name="P16"><text:s text:c="2"/>| <text:s text:c="80"/>| <text:s text:c="55"/>|</text:p>
      <text:p text:style-name="P16"><text:s text:c="2"/>| <text:s text:c="80"/>| <text:s text:c="20"/><text:span text:style-name="T14">ACK</text:span> <text:span text:style-name="T25">i</text:span> <text:s text:c="22"/>|</text:p>
      <text:p text:style-name="P16"><text:s text:c="2"/>| <text:s text:c="80"/>|----------------------------------------<text:span text:style-name="T14">&gt;</text:span>| <text:s text:c="3"/></text:p>
      <text:p text:style-name="P16"><text:s text:c="2"/>| <text:s text:c="80"/>| <text:s text:c="55"/>|</text:p>
      <text:p text:style-name="P16"><text:s text:c="2"/>| <text:s text:c="80"/>| <text:s text:c="55"/>|</text:p>
      <text:p text:style-name="P16"><text:s text:c="2"/>| <text:s text:c="7"/><text:span text:style-name="T25">j. Transfère le message à Bob <text:s text:c="24"/></text:span>| <text:s text:c="55"/>|</text:p>
      <text:p text:style-name="P16"><text:s text:c="2"/>|<text:span text:style-name="T5">&lt;</text:span>-----------------------------------------------------------| <text:s text:c="55"/>|</text:p>
      <text:p text:style-name="P16"><text:s text:c="2"/>| <text:s text:c="80"/>| <text:s text:c="55"/>|</text:p>
      <text:p text:style-name="P16"><text:s text:c="2"/>| <text:s text:c="31"/><text:span text:style-name="T8">ACK</text:span> <text:span text:style-name="T25">j</text:span> <text:s text:c="37"/>| <text:s text:c="55"/>|</text:p>
      <text:p text:style-name="P16"><text:soft-page-break/><text:s text:c="2"/>|-----------------------------------------------------------<text:span text:style-name="T8">&gt;</text:span>| <text:s text:c="55"/>| <text:s/></text:p>
      <text:p text:style-name="P16"><text:s text:c="2"/>| <text:s text:c="80"/>| <text:s text:c="55"/>|</text:p>
      <text:p text:style-name="P16"><text:s text:c="2"/>| <text:s text:c="7"/><text:span text:style-name="T25">k. Demande de quitter cette messagerie <text:s text:c="10"/></text:span>| <text:s text:c="55"/>|</text:p>
      <text:p text:style-name="P16"><text:s text:c="2"/>|---------------------------------------------------------- <text:span text:style-name="T4">&gt;</text:span>| <text:s text:c="55"/>|</text:p>
      <text:p text:style-name="P16"><text:s text:c="2"/>| <text:s text:c="80"/>| <text:s text:c="55"/>|</text:p>
      <text:p text:style-name="P16"><text:s text:c="2"/>| <text:s text:c="31"/><text:span text:style-name="T8">ACK k</text:span> <text:s text:c="37"/>| <text:s text:c="55"/>|</text:p>
      <text:p text:style-name="P16"><text:s text:c="2"/>|<text:span text:style-name="T8">&lt;</text:span>-----------------------------------------------------------| <text:s text:c="55"/>| <text:s/></text:p>
      <text:p text:style-name="P16"><text:s text:c="2"/>| <text:s text:c="80"/>| <text:s text:c="55"/>|</text:p>
      <text:p text:style-name="P16"><text:s text:c="2"/>| <text:s text:c="7"/><text:span text:style-name="T25">l. Confirmation la sortie de Bob <text:s text:c="21"/></text:span>| <text:s text:c="55"/>|</text:p>
      <text:p text:style-name="P16"><text:s text:c="2"/>|<text:span text:style-name="T5">&lt;</text:span>-----------------------------------------------------------| <text:s text:c="55"/>|</text:p>
      <text:p text:style-name="P16"><text:s text:c="2"/>| <text:s text:c="80"/>| <text:s text:c="55"/>|</text:p>
      <text:p text:style-name="P16"><text:s text:c="2"/>| <text:s text:c="31"/><text:span text:style-name="T8">ACK</text:span> <text:span text:style-name="T25">l</text:span> <text:s text:c="37"/>| <text:s text:c="55"/>|</text:p>
      <text:p text:style-name="P16"><text:s text:c="2"/>|-----------------------------------------------------------<text:span text:style-name="T8">&gt;</text:span>| <text:s text:c="55"/>| <text:s/></text:p>
      <text:p text:style-name="P16"/>
      <text:p text:style-name="P16"/>
      <text:p text:style-name="P31"/>
      <text:p text:style-name="P31"/>
      <text:p text:style-name="P31"/>
      <text:p text:style-name="P31">Message a : <text:s text:c="2"/></text:p>
      <text:p text:style-name="P31"/>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text:span text:style-name="T25">1</text:span>0<text:span text:style-name="T18">1</text:span>-----------------00------------------000-----------00-------<text:span text:style-name="T25">00</text:span>----------0-----’ ’</text:p>
      <text:p text:style-name="P43"/>
      <text:p text:style-name="P43">ACK a :</text:p>
      <text:p text:style-name="P43"/>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text:span text:style-name="T25">1</text:span>0<text:span text:style-name="T18">1</text:span>-----------------00------------------000-----------0<text:span text:style-name="T9">1</text:span>-------<text:span text:style-name="T25">00</text:span>----------0-----’ ’</text:p>
      <text:p text:style-name="P16"/>
      <text:p text:style-name="P26">Message <text:span text:style-name="T25">b</text:span> : <text:s text:c="2"/></text:p>
      <text:p text:style-name="P26"/>
      <text:p text:style-name="P26"><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6"><text:s text:c="12"/>0<text:span text:style-name="T18">1</text:span>-------------<text:span text:style-name="T25">0</text:span>0<text:span text:style-name="T18">1</text:span>-----------------00------------------000-----------00-------<text:span text:style-name="T25">00</text:span>----------0-----’<text:span text:style-name="T25">Une messagerie privée est crée.</text:span>’</text:p>
      <text:p text:style-name="P38"/>
      <text:p text:style-name="P38">ACK <text:span text:style-name="T25">b</text:span> :</text:p>
      <text:p text:style-name="P38"/>
      <text:p text:style-name="P26"><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6"><text:s text:c="12"/>0<text:span text:style-name="T18">1</text:span>-------------<text:span text:style-name="T25">0</text:span>0<text:span text:style-name="T18">1</text:span>-----------------00------------------000-----------0<text:span text:style-name="T9">1</text:span>-------<text:span text:style-name="T25">00</text:span>----------0-----’ ’</text:p>
      <text:p text:style-name="P26"/>
      <text:p text:style-name="P32">Message <text:span text:style-name="T25">c</text:span> : <text:s text:c="2"/></text:p>
      <text:p text:style-name="P32"/>
      <text:p text:style-name="P3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2"><text:s text:c="12"/>0<text:span text:style-name="T18">1</text:span>-------------<text:span text:style-name="T25">0</text:span>0<text:span text:style-name="T18">1</text:span>-----------------00------------------00<text:span text:style-name="T26">1</text:span>-----------00------- 1<text:span text:style-name="T25">1</text:span>----------0-----’<text:span text:style-name="T25">Alice.</text:span>’</text:p>
      <text:p text:style-name="P44"/>
      <text:p text:style-name="P44">ACK <text:span text:style-name="T25">c</text:span> :</text:p>
      <text:p text:style-name="P44"/>
      <text:p text:style-name="P3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2"><text:s text:c="12"/>0<text:span text:style-name="T18">1</text:span>-------------<text:span text:style-name="T25">0</text:span>0<text:span text:style-name="T18">1</text:span>-----------------00------------------00<text:span text:style-name="T26">1</text:span>-----------0<text:span text:style-name="T9">1</text:span>-------<text:span text:style-name="T25">11</text:span>----------0-----’ ’</text:p>
      <text:p text:style-name="P26"/>
      <text:p text:style-name="P27"><text:soft-page-break/>Message <text:span text:style-name="T25">d</text:span> : <text:s text:c="2"/></text:p>
      <text:p text:style-name="P2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text:span text:style-name="T26">0</text:span>0<text:span text:style-name="T18">1</text:span>-----------------00------------------00<text:span text:style-name="T27">1</text:span>-----------00-------<text:span text:style-name="T18">11</text:span>----------0------’<text:span text:style-name="T18">Bob</text:span>’</text:p>
      <text:p text:style-name="P39"/>
      <text:p text:style-name="P39">ACK <text:span text:style-name="T25">d</text:span> :</text:p>
      <text:p text:style-name="P39"/>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text:span text:style-name="T26">0</text:span>0<text:span text:style-name="T18">1</text:span>-----------------00------------------00<text:span text:style-name="T27">1</text:span>-----------0<text:span text:style-name="T9">1</text:span>-------<text:span text:style-name="T18">11</text:span>----------0-----’ ’</text:p>
      <text:p text:style-name="P27"/>
      <text:p text:style-name="P27">Message <text:span text:style-name="T26">e</text:span> : <text:s text:c="2"/></text:p>
      <text:p text:style-name="P2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text:span text:style-name="T26">0</text:span>0<text:span text:style-name="T18">1</text:span>-----------------00------------------000-----------00-------<text:span text:style-name="T18">10</text:span>----------0-----’<text:span text:style-name="T18">Bob</text:span>’</text:p>
      <text:p text:style-name="P39"/>
      <text:p text:style-name="P39"/>
      <text:p text:style-name="P39"/>
      <text:p text:style-name="P39"/>
      <text:p text:style-name="P39">ACK <text:span text:style-name="T26">e</text:span> :</text:p>
      <text:p text:style-name="P39"/>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text:span text:style-name="T26">0</text:span>0<text:span text:style-name="T18">1</text:span>-----------------00------------------000-----------0<text:span text:style-name="T9">1</text:span>-------<text:span text:style-name="T18">10</text:span>----------0-----’ ’</text:p>
      <text:p text:style-name="P27"/>
      <text:p text:style-name="P28">Message <text:span text:style-name="T26">f</text:span> : <text:s text:c="2"/></text:p>
      <text:p text:style-name="P2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6">0</text:span>0<text:span text:style-name="T18">1</text:span>-----------------00------------------0<text:span text:style-name="T27">10</text:span>-----------00-------<text:span text:style-name="T18">10</text:span>----------0-----’<text:span text:style-name="T19">Alice</text:span>’</text:p>
      <text:p text:style-name="P40"/>
      <text:p text:style-name="P40">ACK <text:span text:style-name="T26">f</text:span> :</text:p>
      <text:p text:style-name="P40"/>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6">0</text:span>0<text:span text:style-name="T18">1</text:span>-----------------00------------------0<text:span text:style-name="T27">10</text:span>-----------0<text:span text:style-name="T9">1</text:span>-------<text:span text:style-name="T18">10</text:span>----------0-----’ ’</text:p>
      <text:p text:style-name="P28"/>
      <text:p text:style-name="P29">Message <text:span text:style-name="T26">g</text:span> : <text:s text:c="2"/></text:p>
      <text:p text:style-name="P29"/>
      <text:p text:style-name="P2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6">10</text:span>-----------00-------<text:span text:style-name="T20">00</text:span>----------0-----’<text:span text:style-name="T20">Salut, Alice !</text:span>’</text:p>
      <text:p text:style-name="P41"/>
      <text:p text:style-name="P41">ACK <text:span text:style-name="T26">g</text:span> :</text:p>
      <text:p text:style-name="P41"/>
      <text:p text:style-name="P2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6">10</text:span>-----------0<text:span text:style-name="T9">1</text:span>-------<text:span text:style-name="T20">00</text:span>----------0-----’ ’</text:p>
      <text:p text:style-name="P29"/>
      <text:p text:style-name="P29">Message <text:span text:style-name="T26">h</text:span> : <text:s text:c="2"/></text:p>
      <text:p text:style-name="P29"><text:span text:style-name="T6">C</text:span>onnexion <text:s/>| <text:s/>Type de messagerie | <text:s text:c="2"/><text:span text:style-name="T6">N</text:span><text:span text:style-name="T7">º</text:span><text:span text:style-name="T6"> 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0">11</text:span>-----------00-------<text:span text:style-name="T20">00</text:span>----------0------’<text:span text:style-name="T20">Salut, Alice !</text:span>’</text:p>
      <text:p text:style-name="P41"/>
      <text:p text:style-name="P41"><text:soft-page-break/>ACK <text:span text:style-name="T26">h</text:span> :</text:p>
      <text:p text:style-name="P41"/>
      <text:p text:style-name="P2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0">11</text:span>-----------0<text:span text:style-name="T9">1</text:span>-------0<text:span text:style-name="T20">0</text:span>----------0------’ ’</text:p>
      <text:p text:style-name="P29"/>
      <text:p text:style-name="P29">Message <text:span text:style-name="T26">i</text:span> : <text:s text:c="2"/></text:p>
      <text:p text:style-name="P29"/>
      <text:p text:style-name="P2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0">01</text:span>-----------00-------<text:span text:style-name="T20">00</text:span>----------0------’<text:span text:style-name="T21">Hi, Bob!</text:span>’</text:p>
      <text:p text:style-name="P41"/>
      <text:p text:style-name="P41">ACK <text:span text:style-name="T26">i</text:span> :</text:p>
      <text:p text:style-name="P41"/>
      <text:p text:style-name="P2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0">01-</text:span>----------0<text:span text:style-name="T9">1</text:span>-------0<text:span text:style-name="T20">0</text:span>----------0------’ ’</text:p>
      <text:p text:style-name="P29"/>
      <text:p text:style-name="P29"/>
      <text:p text:style-name="P30"/>
      <text:p text:style-name="P30">Message <text:span text:style-name="T26">j</text:span> : <text:s text:c="2"/></text:p>
      <text:p text:style-name="P30"/>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0</text:span>0<text:span text:style-name="T18">1</text:span>-----------------00------------------<text:span text:style-name="T27">100</text:span>-----------00-------<text:span text:style-name="T20">00</text:span>----------0------’<text:span text:style-name="T21">Hi, Bob !</text:span>’</text:p>
      <text:p text:style-name="P42"/>
      <text:p text:style-name="P42">ACK <text:span text:style-name="T26">j</text:span> :</text:p>
      <text:p text:style-name="P42"/>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0</text:span>0<text:span text:style-name="T18">1</text:span>-----------------00------------------<text:span text:style-name="T27">100</text:span>-----------0<text:span text:style-name="T9">1</text:span>-------0<text:span text:style-name="T20">0</text:span>----------0------’ ’</text:p>
      <text:p text:style-name="P30"/>
      <text:p text:style-name="P30">Message <text:span text:style-name="T26">k</text:span> : <text:s text:c="2"/></text:p>
      <text:p text:style-name="P30"/>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 1<text:span text:style-name="T21">11</text:span>-----------------00------------------0<text:span text:style-name="T20">11</text:span>-----------00-------<text:span text:style-name="T20">00</text:span>----------0------’ ’</text:p>
      <text:p text:style-name="P42"/>
      <text:p text:style-name="P42">ACK <text:span text:style-name="T26">k</text:span> :</text:p>
      <text:p text:style-name="P42"/>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111</text:span>-----------------00------------------0<text:span text:style-name="T20">11</text:span>-----------0<text:span text:style-name="T9">1</text:span>-------0<text:span text:style-name="T20">0</text:span>----------0------’ ’</text:p>
      <text:p text:style-name="P30"/>
      <text:p text:style-name="P30">Message <text:span text:style-name="T26">l</text:span> : <text:s text:c="2"/></text:p>
      <text:p text:style-name="P30"/>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2">000</text:span>----------------00------------------<text:span text:style-name="T20">1</text:span>0<text:span text:style-name="T27">1</text:span>-----------00-------<text:span text:style-name="T20">00</text:span>----------0------’<text:span text:style-name="T21">Sortie Confirmée.</text:span>’</text:p>
      <text:p text:style-name="P42"/>
      <text:p text:style-name="P42">ACK <text:span text:style-name="T26">l</text:span> :</text:p>
      <text:p text:style-name="P42"/>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2">000</text:span>----------------00------------------<text:span text:style-name="T21">101</text:span>-----------0<text:span text:style-name="T9">1</text:span>-------0<text:span text:style-name="T20">0</text:span>----------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22T01:09:38.976047214</dc:date>
    <meta:editing-duration>PT39M30S</meta:editing-duration>
    <meta:editing-cycles>14</meta:editing-cycles>
    <meta:generator>LibreOffice/5.1.4.2$Linux_X86_64 LibreOffice_project/10m0$Build-2</meta:generator>
    <meta:document-statistic meta:table-count="0" meta:image-count="0" meta:object-count="0" meta:page-count="12" meta:paragraph-count="338" meta:word-count="3228" meta:character-count="33100" meta:non-whitespace-character-count="18319"/>
  </office:meta>
</office:document-meta>
</file>